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86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23cm" fo:min-width="6.106cm" loext:decorative="false"/>
      <style:paragraph-properties style:writing-mode="lr-tb"/>
    </style:style>
    <style:style style:name="gr4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33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23cm" fo:min-width="5.751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2cm" loext:decorative="false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2.022cm" fo:min-width="0.208cm" fo:padding-top="0.15cm" fo:padding-bottom="0.15cm" fo:padding-left="0.275cm" fo:padding-right="0.275cm" fo:wrap-option="wrap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2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 loext:decorative="false"/>
      <style:paragraph-properties style:writing-mode="lr-tb"/>
    </style:style>
    <style:style style:name="gr17" style:family="graphic" style:parent-style-name="standard">
      <style:graphic-properties svg:stroke-width="0.051cm" svg:stroke-color="#127622" draw:marker-start-width="0.279cm" draw:marker-end-width="0.279cm" draw:fill="none" loext:fill-use-slide-background="false" draw:textarea-horizontal-align="justify" draw:textarea-vertical-align="middle" draw:auto-grow-height="false" fo:min-height="5.718cm" fo:min-width="19.25cm" fo:padding-top="0.15cm" fo:padding-bottom="0.15cm" fo:padding-left="0.275cm" fo:padding-right="0.275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9" style:family="graphic" style:parent-style-name="standard">
      <style:graphic-properties svg:stroke-width="0.051cm" svg:stroke-color="#355269" draw:marker-start-width="0.279cm" draw:marker-end-width="0.279cm" draw:fill="none" loext:fill-use-slide-background="false" draw:textarea-horizontal-align="justify" draw:textarea-vertical-align="middle" draw:auto-grow-height="false" fo:min-height="4.8cm" fo:min-width="11.968cm" fo:padding-top="0.15cm" fo:padding-bottom="0.15cm" fo:padding-left="0.275cm" fo:padding-right="0.2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 loext:tab-stop-distance="0cm">
        <style:tab-stops/>
      </style:paragraph-properties>
    </style:style>
    <style:style style:name="P6" style:family="paragraph">
      <loext:graphic-properties draw:fill="none" draw:fill-color="#ffffff"/>
      <style:paragraph-properties fo:text-align="center" loext:tab-stop-distance="0cm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279cm" svg:y1="10.004cm" svg:x2="27.879cm" svg:y2="10.004cm">
          <text:p/>
        </draw:line>
        <draw:frame draw:style-name="gr2" draw:text-style-name="P2" draw:layer="layout" svg:width="1.886cm" svg:height="0.962cm" svg:x="26.179cm" svg:y="10.604cm">
          <draw:text-box>
            <text:p>Time</text:p>
          </draw:text-box>
        </draw:frame>
        <draw:frame draw:style-name="gr3" draw:text-style-name="P4" draw:layer="layout" svg:width="6.746cm" svg:height="1.673cm" svg:x="8.979cm" svg:y="5.204cm">
          <draw:text-box>
            <text:p text:style-name="P3">Adapted Experimenal </text:p>
            <text:p text:style-name="P3">Design Plan</text:p>
          </draw:text-box>
        </draw:frame>
        <draw:line draw:style-name="gr4" draw:text-style-name="P1" draw:layer="layout" svg:x1="8.391cm" svg:y1="4.491cm" svg:x2="5.779cm" svg:y2="7.004cm">
          <text:p/>
        </draw:line>
        <draw:frame draw:style-name="gr5" draw:text-style-name="P2" draw:layer="layout" svg:width="5.933cm" svg:height="0.962cm" svg:x="2.479cm" svg:y="7.104cm">
          <draw:text-box>
            <text:p>Start of Experiment</text:p>
          </draw:text-box>
        </draw:frame>
        <draw:frame draw:style-name="gr6" draw:text-style-name="P6" draw:layer="layout" svg:width="6.251cm" svg:height="1.673cm" svg:x="1.579cm" svg:y="2.304cm">
          <draw:text-box>
            <text:p text:style-name="P5">Upcoming Research</text:p>
            <text:p text:style-name="P3">Question</text:p>
          </draw:text-box>
        </draw:frame>
        <draw:line draw:style-name="gr7" draw:text-style-name="P1" draw:layer="layout" svg:x1="7.791cm" svg:y1="3.991cm" svg:x2="8.991cm" svg:y2="5.091cm">
          <text:p/>
        </draw:line>
        <draw:line draw:style-name="gr4" draw:text-style-name="P1" draw:layer="layout" svg:x1="4.979cm" svg:y1="8.004cm" svg:x2="4.992cm" svg:y2="9.991cm">
          <text:p/>
        </draw:line>
        <draw:frame draw:style-name="gr8" draw:text-style-name="P2" draw:layer="layout" svg:width="5.722cm" svg:height="0.962cm" svg:x="15.48cm" svg:y="7.105cm">
          <draw:text-box>
            <text:p>End of Experiment</text:p>
          </draw:text-box>
        </draw:frame>
        <draw:line draw:style-name="gr4" draw:text-style-name="P1" draw:layer="layout" svg:x1="17.98cm" svg:y1="8.005cm" svg:x2="17.993cm" svg:y2="9.992cm">
          <text:p/>
        </draw:line>
        <draw:custom-shape draw:style-name="gr9" draw:text-style-name="P1" draw:layer="layout" svg:width="2.1cm" svg:height="13cm" draw:transform="rotate (-1.5707963267949) translate (17.979cm 10.10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2" draw:layer="layout" svg:width="5.51cm" svg:height="0.962cm" svg:x="8.879cm" svg:y="12.404cm">
          <draw:text-box>
            <text:p>Collection of Data</text:p>
          </draw:text-box>
        </draw:frame>
        <draw:frame draw:style-name="gr11" draw:text-style-name="P2" draw:layer="layout" svg:width="4.346cm" svg:height="0.962cm" svg:x="16.179cm" svg:y="14.104cm">
          <draw:text-box>
            <text:p>Data Analysis</text:p>
          </draw:text-box>
        </draw:frame>
        <draw:line draw:style-name="gr4" draw:text-style-name="P1" draw:layer="layout" svg:x1="17.985cm" svg:y1="10.093cm" svg:x2="17.979cm" svg:y2="14.004cm">
          <text:p/>
        </draw:line>
        <draw:frame draw:style-name="gr12" draw:text-style-name="P2" draw:layer="layout" svg:width="2.301cm" svg:height="0.962cm" svg:x="10.279cm" svg:y="17.104cm">
          <draw:text-box>
            <text:p>Import</text:p>
          </draw:text-box>
        </draw:frame>
        <draw:line draw:style-name="gr4" draw:text-style-name="P1" draw:layer="layout" svg:x1="12.979cm" svg:y1="17.604cm" svg:x2="14.879cm" svg:y2="17.604cm">
          <text:p/>
        </draw:line>
        <draw:frame draw:style-name="gr13" draw:text-style-name="P2" draw:layer="layout" svg:width="3.042cm" svg:height="0.962cm" svg:x="15.079cm" svg:y="17.104cm">
          <draw:text-box>
            <text:p>Clean up</text:p>
          </draw:text-box>
        </draw:frame>
        <draw:frame draw:style-name="gr14" draw:text-style-name="P2" draw:layer="layout" svg:width="3.368cm" svg:height="0.962cm" svg:x="19.879cm" svg:y="15.704cm">
          <draw:text-box>
            <text:p>Transform</text:p>
          </draw:text-box>
        </draw:frame>
        <draw:frame draw:style-name="gr15" draw:text-style-name="P2" draw:layer="layout" svg:width="3.029cm" svg:height="0.962cm" svg:x="24.879cm" svg:y="17.204cm">
          <draw:text-box>
            <text:p>Visualize</text:p>
          </draw:text-box>
        </draw:frame>
        <draw:frame draw:style-name="gr16" draw:text-style-name="P2" draw:layer="layout" svg:width="2.229cm" svg:height="0.962cm" svg:x="20.279cm" svg:y="18.604cm">
          <draw:text-box>
            <text:p>Model</text:p>
          </draw:text-box>
        </draw:frame>
        <draw:line draw:style-name="gr4" draw:text-style-name="P1" draw:layer="layout" svg:x1="18.166cm" svg:y1="17.604cm" svg:x2="20.079cm" svg:y2="16.504cm">
          <text:p/>
        </draw:line>
        <draw:line draw:style-name="gr4" draw:text-style-name="P1" draw:layer="layout" svg:x1="23.579cm" svg:y1="16.304cm" svg:x2="26.266cm" svg:y2="17.004cm">
          <text:p/>
        </draw:line>
        <draw:line draw:style-name="gr4" draw:text-style-name="P1" draw:layer="layout" svg:x1="26.279cm" svg:y1="18.104cm" svg:x2="22.666cm" svg:y2="19.104cm">
          <text:p/>
        </draw:line>
        <draw:line draw:style-name="gr4" draw:text-style-name="P1" draw:layer="layout" svg:x1="21.379cm" svg:y1="18.504cm" svg:x2="21.366cm" svg:y2="16.704cm">
          <text:p/>
        </draw:line>
        <draw:custom-shape draw:style-name="gr17" draw:text-style-name="P1" draw:layer="layout" svg:width="19.8cm" svg:height="6.018cm" svg:x="9.079cm" svg:y="14.00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04cm" svg:y1="2.379cm" svg:x2="9.391cm" svg:y2="1.291cm">
          <text:p/>
        </draw:line>
        <draw:frame draw:style-name="gr18" draw:text-style-name="P2" draw:layer="layout" svg:width="4.49cm" svg:height="0.962cm" svg:x="9.291cm" svg:y="0.791cm">
          <draw:text-box>
            <text:p>Simulate Data</text:p>
          </draw:text-box>
        </draw:frame>
        <draw:frame draw:style-name="gr11" draw:text-style-name="P2" draw:layer="layout" svg:width="4.346cm" svg:height="0.962cm" svg:x="16.179cm" svg:y="0.804cm">
          <draw:text-box>
            <text:p>Data Analysis</text:p>
          </draw:text-box>
        </draw:frame>
        <draw:frame draw:style-name="gr12" draw:text-style-name="P2" draw:layer="layout" svg:width="2.301cm" svg:height="0.962cm" svg:x="16.479cm" svg:y="2.104cm">
          <draw:text-box>
            <text:p>Import</text:p>
          </draw:text-box>
        </draw:frame>
        <draw:line draw:style-name="gr4" draw:text-style-name="P1" draw:layer="layout" svg:x1="18.891cm" svg:y1="2.591cm" svg:x2="20.279cm" svg:y2="2.604cm">
          <text:p/>
        </draw:line>
        <draw:frame draw:style-name="gr14" draw:text-style-name="P2" draw:layer="layout" svg:width="3.368cm" svg:height="0.962cm" svg:x="20.379cm" svg:y="2.104cm">
          <draw:text-box>
            <text:p>Transform</text:p>
          </draw:text-box>
        </draw:frame>
        <draw:frame draw:style-name="gr15" draw:text-style-name="P2" draw:layer="layout" svg:width="3.029cm" svg:height="0.962cm" svg:x="25.379cm" svg:y="3.604cm">
          <draw:text-box>
            <text:p>Visualize</text:p>
          </draw:text-box>
        </draw:frame>
        <draw:frame draw:style-name="gr16" draw:text-style-name="P2" draw:layer="layout" svg:width="2.229cm" svg:height="0.962cm" svg:x="21.279cm" svg:y="4.904cm">
          <draw:text-box>
            <text:p>Model</text:p>
          </draw:text-box>
        </draw:frame>
        <draw:line draw:style-name="gr4" draw:text-style-name="P1" draw:layer="layout" svg:x1="24.079cm" svg:y1="2.704cm" svg:x2="26.766cm" svg:y2="3.404cm">
          <text:p/>
        </draw:line>
        <draw:line draw:style-name="gr4" draw:text-style-name="P1" draw:layer="layout" svg:x1="26.779cm" svg:y1="4.504cm" svg:x2="23.991cm" svg:y2="5.191cm">
          <text:p/>
        </draw:line>
        <draw:line draw:style-name="gr4" draw:text-style-name="P1" draw:layer="layout" svg:x1="22.279cm" svg:y1="4.904cm" svg:x2="22.266cm" svg:y2="3.104cm">
          <text:p/>
        </draw:line>
        <draw:line draw:style-name="gr4" draw:text-style-name="P1" draw:layer="layout" svg:x1="13.591cm" svg:y1="1.291cm" svg:x2="15.979cm" svg:y2="1.304cm">
          <text:p/>
        </draw:line>
        <draw:custom-shape draw:style-name="gr19" draw:text-style-name="P1" draw:layer="layout" svg:width="12.518cm" svg:height="5.1cm" svg:x="16.191cm" svg:y="0.79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204cm" svg:y1="3.179cm" svg:x2="12.391cm" svg:y2="5.19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2T05:15:37.123605269</dc:date>
    <meta:editing-duration>PT12M14S</meta:editing-duration>
    <meta:editing-cycles>5</meta:editing-cycles>
    <meta:generator>LibreOffice/24.2.2.2$MacOSX_AARCH64 LibreOffice_project/d56cc158d8a96260b836f100ef4b4ef25d6f1a01</meta:generator>
    <meta:document-statistic meta:object-count="39"/>
  </office:meta>
</office:document-meta>
</file>